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c297" officeooo:paragraph-rsid="0016c297"/>
    </style:style>
    <style:style style:name="P2" style:family="paragraph" style:parent-style-name="Standard">
      <style:text-properties officeooo:rsid="0016c297" officeooo:paragraph-rsid="001af61f"/>
    </style:style>
    <style:style style:name="P3" style:family="paragraph" style:parent-style-name="Standard">
      <style:text-properties officeooo:rsid="0016c297" officeooo:paragraph-rsid="00295eba"/>
    </style:style>
    <style:style style:name="P4" style:family="paragraph" style:parent-style-name="Standard">
      <style:text-properties officeooo:rsid="0016c297" officeooo:paragraph-rsid="0038bc87"/>
    </style:style>
    <style:style style:name="P5" style:family="paragraph" style:parent-style-name="Standard">
      <style:paragraph-properties fo:text-align="start" style:justify-single-word="false"/>
      <style:text-properties officeooo:rsid="0016c297" officeooo:paragraph-rsid="0016c297"/>
    </style:style>
    <style:style style:name="P6" style:family="paragraph" style:parent-style-name="Standard">
      <style:text-properties officeooo:rsid="0016c297" officeooo:paragraph-rsid="0041ad01"/>
    </style:style>
    <style:style style:name="P7" style:family="paragraph" style:parent-style-name="Standard">
      <style:text-properties fo:color="#ff3333" fo:font-weight="bold" officeooo:rsid="0016c297" officeooo:paragraph-rsid="0016c297" style:font-weight-asian="bold" style:font-weight-complex="bold"/>
    </style:style>
    <style:style style:name="P8" style:family="paragraph" style:parent-style-name="Standard">
      <style:text-properties fo:color="#ff3333" fo:font-weight="bold" officeooo:rsid="001daf3e" officeooo:paragraph-rsid="001daf3e" style:font-weight-asian="bold" style:font-weight-complex="bold"/>
    </style:style>
    <style:style style:name="P9" style:family="paragraph" style:parent-style-name="Standard">
      <style:text-properties fo:color="#ff3333" fo:font-weight="bold" officeooo:rsid="001daf3e" officeooo:paragraph-rsid="0027894e" style:font-weight-asian="bold" style:font-weight-complex="bold"/>
    </style:style>
    <style:style style:name="P10" style:family="paragraph" style:parent-style-name="Standard">
      <style:text-properties fo:color="#ff3333" fo:font-weight="bold" officeooo:rsid="001daf3e" officeooo:paragraph-rsid="002ac54d" style:font-weight-asian="bold" style:font-weight-complex="bold"/>
    </style:style>
    <style:style style:name="P11" style:family="paragraph" style:parent-style-name="Standard">
      <style:text-properties fo:color="#ff3333" fo:font-weight="bold" officeooo:rsid="001daf3e" officeooo:paragraph-rsid="0030ca43" style:font-weight-asian="bold" style:font-weight-complex="bold"/>
    </style:style>
    <style:style style:name="P12" style:family="paragraph" style:parent-style-name="Standard">
      <style:text-properties fo:color="#ff3333" fo:font-weight="bold" officeooo:rsid="001daf3e" officeooo:paragraph-rsid="00321aa7" style:font-weight-asian="bold" style:font-weight-complex="bold"/>
    </style:style>
    <style:style style:name="P13" style:family="paragraph" style:parent-style-name="Standard">
      <style:text-properties fo:color="#ff3333" fo:font-weight="bold" officeooo:rsid="001daf3e" officeooo:paragraph-rsid="0038bc87" style:font-weight-asian="bold" style:font-weight-complex="bold"/>
    </style:style>
    <style:style style:name="P14" style:family="paragraph" style:parent-style-name="Standard">
      <style:text-properties fo:color="#ff3333" fo:font-weight="bold" officeooo:rsid="0038bc87" officeooo:paragraph-rsid="0038bc87" style:font-weight-asian="bold" style:font-weight-complex="bold"/>
    </style:style>
    <style:style style:name="P15" style:family="paragraph" style:parent-style-name="Standard">
      <style:text-properties fo:color="#ff3333" fo:font-weight="bold" officeooo:rsid="003a66a5" officeooo:paragraph-rsid="003a66a5" style:font-weight-asian="bold" style:font-weight-complex="bold"/>
    </style:style>
    <style:style style:name="P16" style:family="paragraph" style:parent-style-name="Standard">
      <style:text-properties officeooo:paragraph-rsid="0016c297"/>
    </style:style>
    <style:style style:name="P17" style:family="paragraph" style:parent-style-name="Standard">
      <style:text-properties fo:color="#009933" officeooo:rsid="0016c297" officeooo:paragraph-rsid="0016c297"/>
    </style:style>
    <style:style style:name="P18" style:family="paragraph" style:parent-style-name="Standard">
      <style:text-properties fo:color="#009933" fo:font-style="italic" officeooo:rsid="0016c297" officeooo:paragraph-rsid="0016c297" style:font-style-asian="italic" style:font-style-complex="italic"/>
    </style:style>
    <style:style style:name="P19" style:family="paragraph" style:parent-style-name="Standard">
      <style:text-properties fo:color="#009933" fo:font-style="italic" officeooo:rsid="0016c297" officeooo:paragraph-rsid="002dab6c" style:font-style-asian="italic" style:font-style-complex="italic"/>
    </style:style>
    <style:style style:name="P20" style:family="paragraph" style:parent-style-name="Standard">
      <style:text-properties fo:color="#009933" fo:font-style="italic" officeooo:rsid="0016c297" officeooo:paragraph-rsid="0051e5d4" style:font-style-asian="italic" style:font-style-complex="italic"/>
    </style:style>
    <style:style style:name="P21" style:family="paragraph" style:parent-style-name="Standard">
      <style:text-properties fo:color="#009933" fo:font-style="italic" officeooo:rsid="0046aeac" officeooo:paragraph-rsid="0046aeac" style:font-style-asian="italic" style:font-style-complex="italic"/>
    </style:style>
    <style:style style:name="P22" style:family="paragraph" style:parent-style-name="Standard">
      <style:text-properties fo:color="#009933" fo:font-style="italic" officeooo:rsid="0047501f" officeooo:paragraph-rsid="0047501f" style:font-style-asian="italic" style:font-style-complex="italic"/>
    </style:style>
    <style:style style:name="P23" style:family="paragraph" style:parent-style-name="Standard">
      <style:text-properties fo:color="#009933" fo:font-style="italic" officeooo:rsid="0049de32" officeooo:paragraph-rsid="0049de32" style:font-style-asian="italic" style:font-style-complex="italic"/>
    </style:style>
    <style:style style:name="P24" style:family="paragraph" style:parent-style-name="Standard">
      <style:text-properties fo:color="#009933" fo:font-style="italic" officeooo:rsid="00513223" officeooo:paragraph-rsid="0051e5d4" style:font-style-asian="italic" style:font-style-complex="italic"/>
    </style:style>
    <style:style style:name="P25" style:family="paragraph" style:parent-style-name="Standard">
      <style:text-properties fo:color="#009933" fo:font-style="italic" fo:font-weight="normal" officeooo:rsid="0016c297" officeooo:paragraph-rsid="00295eba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color="#009933" fo:font-style="italic" fo:font-weight="normal" officeooo:rsid="0016c297" officeooo:paragraph-rsid="0048364b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color="#009933" officeooo:rsid="003c61be" officeooo:paragraph-rsid="003c61be"/>
    </style:style>
    <style:style style:name="P28" style:family="paragraph" style:parent-style-name="Standard">
      <style:text-properties officeooo:rsid="001832d3" officeooo:paragraph-rsid="00195a8b"/>
    </style:style>
    <style:style style:name="P29" style:family="paragraph" style:parent-style-name="Standard">
      <style:text-properties fo:color="#000000" fo:font-style="italic" officeooo:paragraph-rsid="0016c297" style:font-style-asian="italic" style:font-style-complex="italic"/>
    </style:style>
    <style:style style:name="P30" style:family="paragraph" style:parent-style-name="Standard">
      <style:text-properties fo:color="#000000" fo:font-style="italic" officeooo:rsid="00195a8b" officeooo:paragraph-rsid="00195a8b" style:font-style-asian="italic" style:font-style-complex="italic"/>
    </style:style>
    <style:style style:name="P31" style:family="paragraph" style:parent-style-name="Standard">
      <style:text-properties fo:color="#000000" fo:font-style="italic" fo:font-weight="bold" officeooo:rsid="0016c297" officeooo:paragraph-rsid="00195a8b" style:font-style-asian="italic" style:font-weight-asian="bold" style:font-style-complex="italic" style:font-weight-complex="bold"/>
    </style:style>
    <style:style style:name="P32" style:family="paragraph" style:parent-style-name="Standard">
      <style:text-properties fo:color="#000000" fo:font-style="italic" fo:font-weight="bold" officeooo:rsid="0016c297" officeooo:paragraph-rsid="001c32bd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color="#000000" fo:font-style="italic" fo:font-weight="bold" officeooo:rsid="0016c297" officeooo:paragraph-rsid="0027894e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color="#000000" fo:font-style="italic" fo:font-weight="bold" officeooo:rsid="0016c297" officeooo:paragraph-rsid="00350502" style:font-style-asian="italic" style:font-weight-asian="bold" style:font-style-complex="italic" style:font-weight-complex="bold"/>
    </style:style>
    <style:style style:name="P35" style:family="paragraph" style:parent-style-name="Standard">
      <style:text-properties fo:color="#000000" fo:font-style="italic" fo:font-weight="bold" officeooo:rsid="0016c297" officeooo:paragraph-rsid="0041ad01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fo:font-style="italic" fo:font-weight="bold" officeooo:rsid="0016c297" officeooo:paragraph-rsid="0041ad01" style:font-style-asian="italic" style:font-weight-asian="bold" style:font-style-complex="italic" style:font-weight-complex="bold"/>
    </style:style>
    <style:style style:name="P37" style:family="paragraph" style:parent-style-name="Standard">
      <style:text-properties fo:color="#000000" fo:font-style="italic" fo:font-weight="bold" officeooo:rsid="00195a8b" officeooo:paragraph-rsid="001c32bd" style:font-style-asian="italic" style:font-weight-asian="bold" style:font-style-complex="italic" style:font-weight-complex="bold"/>
    </style:style>
    <style:style style:name="P38" style:family="paragraph" style:parent-style-name="Standard">
      <style:text-properties fo:color="#000000" fo:font-style="normal" officeooo:rsid="00211408" officeooo:paragraph-rsid="00211408" style:font-style-asian="normal" style:font-style-complex="normal"/>
    </style:style>
    <style:style style:name="P39" style:family="paragraph" style:parent-style-name="Standard">
      <style:text-properties fo:color="#000000" fo:font-style="normal" officeooo:rsid="0025bf49" officeooo:paragraph-rsid="0025bf49" style:font-style-asian="normal" style:font-style-complex="normal"/>
    </style:style>
    <style:style style:name="P40" style:family="paragraph" style:parent-style-name="Standard">
      <style:text-properties fo:color="#000000" fo:font-weight="normal" officeooo:rsid="001daf3e" officeooo:paragraph-rsid="0027894e" style:font-weight-asian="normal" style:font-weight-complex="normal"/>
    </style:style>
    <style:style style:name="P41" style:family="paragraph" style:parent-style-name="Standard">
      <style:text-properties fo:color="#000000" fo:font-weight="normal" officeooo:rsid="002dab6c" officeooo:paragraph-rsid="002dab6c" style:font-weight-asian="normal" style:font-weight-complex="normal"/>
    </style:style>
    <style:style style:name="P42" style:family="paragraph" style:parent-style-name="Standard">
      <style:text-properties fo:color="#000000" fo:font-weight="normal" officeooo:rsid="002dab6c" officeooo:paragraph-rsid="0048364b" style:font-weight-asian="normal" style:font-weight-complex="normal"/>
    </style:style>
    <style:style style:name="P43" style:family="paragraph" style:parent-style-name="Standard">
      <style:text-properties officeooo:rsid="00195a8b" officeooo:paragraph-rsid="00195a8b"/>
    </style:style>
    <style:style style:name="P44" style:family="paragraph" style:parent-style-name="Standard">
      <style:text-properties officeooo:rsid="001daf3e" officeooo:paragraph-rsid="0038bc87"/>
    </style:style>
    <style:style style:name="P45" style:family="paragraph" style:parent-style-name="Standard">
      <style:text-properties officeooo:rsid="001daf3e" officeooo:paragraph-rsid="003a66a5"/>
    </style:style>
    <style:style style:name="P46" style:family="paragraph" style:parent-style-name="Standard">
      <style:text-properties officeooo:rsid="001daf3e" officeooo:paragraph-rsid="0041ad01"/>
    </style:style>
    <style:style style:name="P47" style:family="paragraph" style:parent-style-name="Standard">
      <style:text-properties officeooo:rsid="0038bc87" officeooo:paragraph-rsid="0038bc87"/>
    </style:style>
    <style:style style:name="P48" style:family="paragraph" style:parent-style-name="Standard">
      <style:text-properties officeooo:paragraph-rsid="0047501f"/>
    </style:style>
    <style:style style:name="P49" style:family="paragraph" style:parent-style-name="Standard">
      <style:text-properties officeooo:paragraph-rsid="0051e5d4"/>
    </style:style>
    <style:style style:name="P50" style:family="paragraph" style:parent-style-name="Table_20_Contents">
      <style:text-properties officeooo:paragraph-rsid="00331c06"/>
    </style:style>
    <style:style style:name="P51" style:family="paragraph" style:parent-style-name="Table_20_Contents" style:list-style-name="L1">
      <style:text-properties officeooo:paragraph-rsid="00331c06"/>
    </style:style>
    <style:style style:name="P52" style:family="paragraph" style:parent-style-name="Table_20_Contents" style:list-style-name="L1">
      <style:text-properties officeooo:rsid="00331c06" officeooo:paragraph-rsid="00331c06"/>
    </style:style>
    <style:style style:name="P53" style:family="paragraph" style:parent-style-name="Standard">
      <style:text-properties fo:color="#009933" fo:font-style="italic" officeooo:rsid="0046aeac" officeooo:paragraph-rsid="0046aeac" style:font-style-asian="italic" style:font-style-complex="italic"/>
    </style:style>
    <style:style style:name="P54" style:family="paragraph" style:parent-style-name="Standard">
      <style:text-properties fo:color="#000000" fo:font-style="italic" fo:font-weight="bold" officeooo:rsid="0016c297" officeooo:paragraph-rsid="0030ca43" style:font-style-asian="italic" style:font-weight-asian="bold" style:font-style-complex="italic" style:font-weight-complex="bold"/>
    </style:style>
    <style:style style:name="P55" style:family="paragraph" style:parent-style-name="Standard">
      <style:text-properties fo:color="#000000" fo:font-style="italic" fo:font-weight="bold" officeooo:rsid="004292be" officeooo:paragraph-rsid="00528012" style:font-style-asian="italic" style:font-weight-asian="bold" style:font-style-complex="italic" style:font-weight-complex="bold"/>
    </style:style>
    <style:style style:name="P56" style:family="paragraph" style:parent-style-name="Standard">
      <style:text-properties officeooo:rsid="004f5114" officeooo:paragraph-rsid="0051e5d4"/>
    </style:style>
    <style:style style:name="T1" style:family="text">
      <style:text-properties officeooo:rsid="0016c297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color="#ff3333" fo:font-weight="bold" officeooo:rsid="001af61f" style:font-weight-asian="bold" style:font-weight-complex="bold"/>
    </style:style>
    <style:style style:name="T4" style:family="text">
      <style:text-properties fo:color="#ff3333" fo:font-weight="bold" officeooo:rsid="0038bc87" style:font-weight-asian="bold" style:font-weight-complex="bold"/>
    </style:style>
    <style:style style:name="T5" style:family="text">
      <style:text-properties fo:color="#ff3333" fo:font-weight="bold" officeooo:rsid="003a66a5" style:font-weight-asian="bold" style:font-weight-complex="bold"/>
    </style:style>
    <style:style style:name="T6" style:family="text">
      <style:text-properties officeooo:rsid="001832d3"/>
    </style:style>
    <style:style style:name="T7" style:family="text">
      <style:text-properties fo:color="#009933" fo:font-style="italic" style:font-style-asian="italic" style:font-style-complex="italic"/>
    </style:style>
    <style:style style:name="T8" style:family="text">
      <style:text-properties fo:color="#009933" fo:font-style="italic" officeooo:rsid="0016c297" style:font-style-asian="italic" style:font-style-complex="italic"/>
    </style:style>
    <style:style style:name="T9" style:family="text">
      <style:text-properties fo:color="#009933"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000000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000000" fo:font-style="italic" officeooo:rsid="001832d3" style:font-style-asian="italic" style:font-style-complex="italic"/>
    </style:style>
    <style:style style:name="T14" style:family="text">
      <style:text-properties fo:color="#000000" fo:font-style="italic" officeooo:rsid="0016c297" style:font-style-asian="italic" style:font-style-complex="italic"/>
    </style:style>
    <style:style style:name="T15" style:family="text">
      <style:text-properties fo:color="#000000" fo:font-style="italic" officeooo:rsid="00195a8b" style:font-style-asian="italic" style:font-style-complex="italic"/>
    </style:style>
    <style:style style:name="T16" style:family="text">
      <style:text-properties fo:color="#000000" fo:font-style="italic" officeooo:rsid="003c61be" style:font-style-asian="italic" style:font-style-complex="italic"/>
    </style:style>
    <style:style style:name="T17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00000" fo:font-style="italic" fo:font-weight="bold" officeooo:rsid="0016c297" style:font-style-asian="italic" style:font-weight-asian="bold" style:font-style-complex="italic" style:font-weight-complex="bold"/>
    </style:style>
    <style:style style:name="T19" style:family="text">
      <style:text-properties fo:color="#000000" fo:font-style="normal" style:font-style-asian="normal" style:font-style-complex="normal"/>
    </style:style>
    <style:style style:name="T20" style:family="text">
      <style:text-properties fo:color="#000000" officeooo:rsid="0016c297"/>
    </style:style>
    <style:style style:name="T21" style:family="text">
      <style:text-properties officeooo:rsid="00230c94"/>
    </style:style>
    <style:style style:name="T22" style:family="text">
      <style:text-properties officeooo:rsid="0027894e"/>
    </style:style>
    <style:style style:name="T23" style:family="text">
      <style:text-properties officeooo:rsid="002ac54d"/>
    </style:style>
    <style:style style:name="T24" style:family="text">
      <style:text-properties officeooo:rsid="00321aa7"/>
    </style:style>
    <style:style style:name="T25" style:family="text">
      <style:text-properties officeooo:rsid="00331c06"/>
    </style:style>
    <style:style style:name="T26" style:family="text">
      <style:text-properties fo:font-weight="bold" officeooo:rsid="00331c06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3a66a5"/>
    </style:style>
    <style:style style:name="T29" style:family="text">
      <style:text-properties officeooo:rsid="003fe2fc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fo:font-size="15pt" officeooo:rsid="00433baf" style:font-size-asian="15pt" style:font-size-complex="15pt"/>
    </style:style>
    <style:style style:name="T32" style:family="text">
      <style:text-properties fo:font-size="15pt" officeooo:rsid="00528012" style:font-size-asian="15pt" style:font-size-complex="15pt"/>
    </style:style>
    <style:style style:name="T33" style:family="text">
      <style:text-properties officeooo:rsid="0046aeac"/>
    </style:style>
    <style:style style:name="T34" style:family="text">
      <style:text-properties officeooo:rsid="0047501f"/>
    </style:style>
    <style:style style:name="T35" style:family="text">
      <style:text-properties officeooo:rsid="0048364b"/>
    </style:style>
    <style:style style:name="T36" style:family="text">
      <style:text-properties officeooo:rsid="004ce36c"/>
    </style:style>
    <style:style style:name="T37" style:family="text">
      <style:text-properties officeooo:rsid="004d7d5c"/>
    </style:style>
    <style:style style:name="T38" style:family="text">
      <style:text-properties officeooo:rsid="0051322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span text:style-name="T30">Project</text:span><text:span text:style-name="T32">4</text:span><text:span text:style-name="T30"> :</text:span><text:span text:style-name="T32">pedestrian detection</text:span></text:p>
      <text:p text:style-name="P31">------------------------------------------------------------------------------------------------------------------------</text:p>
      <text:p text:style-name="P7">Step 1</text:p>
      <text:p text:style-name="P1"><text:tab/>Import the required libraries of python OpenCV ,<text:span text:style-name="T33">nump and imutilus .Numpy is used for easy <text:s/>matrix operations.imultius is a </text:span><text:s/>series of convenience functions to make basic image processing functions such as translation, rotation, resizing, skeletonization, and displaying Matplotlib images easier with OpenCV.</text:p>
      <text:p text:style-name="P1"/>
      <text:p text:style-name="P1"/>
      <text:p text:style-name="P21">import numpy as np</text:p>
      <text:p text:style-name="P21">from imutils.object_detection import non_max_suppression</text:p>
      <text:p text:style-name="P21">from imutils import paths</text:p>
      <text:p text:style-name="P21">import cv2</text:p>
      <text:p text:style-name="P18"/>
      <text:p text:style-name="P18"/>
      <text:p text:style-name="P32">------------------------------------------------------------------------------------------------------------------------</text:p>
      <text:p text:style-name="P1"><text:s/><text:span text:style-name="T2">Step 2</text:span></text:p>
      <text:p text:style-name="P1"><text:s text:c="3"/>`<text:tab/>capture <text:span text:style-name="T6">the </text:span>frames f<text:span text:style-name="T6">or image processing in one of the method given below</text:span></text:p>
      <text:p text:style-name="P1"/>
      <text:p text:style-name="P1"><text:span text:style-name="T6">1. </text:span><text:span text:style-name="T7">cap = cv2.VideoCapture('test/video4.mp4') </text:span><text:span text:style-name="T12"><text:s/>--</text:span><text:span text:style-name="T13">&gt; from video file</text:span></text:p>
      <text:p text:style-name="P28"><text:span text:style-name="T12">2.</text:span><text:span text:style-name="T7"> </text:span><text:span text:style-name="T8">cap = cv2.VideoCapture(0) </text:span><text:span text:style-name="T14"><text:s/>--</text:span><text:span text:style-name="T12">&gt; from </text:span><text:span text:style-name="T15">camera</text:span></text:p>
      <text:p text:style-name="P30"/>
      <text:p text:style-name="P43"><text:span text:style-name="T15">N</text:span><text:span text:style-name="T12">ote : Here ‘0’ indicates the primary cmera of your computer .We can choose the desired camera by its numer in here.</text:span></text:p>
      <text:p text:style-name="P30"/>
      <text:p text:style-name="P37">------------------------------------------------------------------------------------------------------------------------</text:p>
      <text:p text:style-name="P2"><text:s/><text:span text:style-name="T2">Step </text:span><text:span text:style-name="T3">3 </text:span></text:p>
      <text:p text:style-name="P2"/>
      <text:p text:style-name="P48"><text:tab/><text:span text:style-name="T34">initialize the HOG descriptor/person detector</text:span></text:p>
      <text:p text:style-name="P1"/>
      <text:p text:style-name="P22">hog = cv2.HOGDescriptor()</text:p>
      <text:p text:style-name="P22">hog.setSVMDetector(cv2.HOGDescriptor_getDefaultPeopleDetector())</text:p>
      <text:p text:style-name="P17"/>
      <text:p text:style-name="P32">------------------------------------------------------------------------------------------------------------------------</text:p>
      <text:p text:style-name="P8">Step 4</text:p>
      <text:p text:style-name="P16"><text:span text:style-name="T1"><text:s/><text:tab/></text:span>Here we read the image and convert it to grayscale. Many operations in OpenCV are done in grayscale.</text:p>
      <text:p text:style-name="P16"/>
      <text:p text:style-name="P18">ret, frame = cap.read()</text:p>
      <text:p text:style-name="P29"/>
      <text:p text:style-name="P38">1.ret : <text:span text:style-name="T21">True</text:span>-&gt; for sucessfull capture</text:p>
      <text:p text:style-name="P38"><text:tab/><text:span text:style-name="T21">False</text:span>- &gt;for faled capture</text:p>
      <text:p text:style-name="P39">2.frame:The image frame</text:p>
      <text:p text:style-name="P33">------------------------------------------------------------------------------------------------------------------------</text:p>
      <text:p text:style-name="P9">Step <text:span text:style-name="T22">5</text:span></text:p>
      <text:p text:style-name="P40"><text:tab/><text:span text:style-name="T35">Rescale the input imgae for fast perfomance</text:span></text:p>
      <text:p text:style-name="P3"/>
      <text:p text:style-name="P26"><text:s text:c="3"/><text:span text:style-name="T35">image = cv2.resize(image, None, fx=ds_factor, fy=ds_factor, interpolation=cv2.INTER_AREA)</text:span></text:p>
      <text:p text:style-name="P25"/>
      <text:p text:style-name="P33">------------------------------------------------------------------------------------------------------------------------</text:p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1"><text:span text:style-name="T14">------------------------------------------------------------------------------------------------------------------------</text:span>Step <text:span text:style-name="T23">6</text:span></text:p>
      <text:p text:style-name="P10"/>
      <text:p text:style-name="P42"><text:tab/><text:span text:style-name="T35">detect people in the image frame using <text:s/>hog detection </text:span></text:p>
      <text:p text:style-name="P41"/>
      <text:p text:style-name="P23">rects,weights=hog.detectMultiScale(image,winStride=(4,4),padding=(8,8),scale=1.05) </text:p>
      <text:p text:style-name="P19"/>
      <text:p text:style-name="P54">------------------------------------------------------------------------------------------------------------------------</text:p>
      <text:p text:style-name="P12">Step <text:span text:style-name="T24">7</text:span></text:p>
      <text:p text:style-name="P1"><text:s text:c="5"/></text:p>
      <text:p text:style-name="P1"><text:span text:style-name="T25">D</text:span>raw a rectangle <text:span text:style-name="T25">box </text:span><text:s/>in each <text:s/><text:span text:style-name="T25">detected people</text:span></text:p>
      <text:p text:style-name="P1"/>
      <text:p text:style-name="P18"><text:s text:c="4"/>for (x,y,w,h) in <text:span text:style-name="T36">rects</text:span>:</text:p>
      <text:p text:style-name="P18"><text:s text:c="8"/>cv2.rectangle(<text:span text:style-name="T36">orig</text:span>,(x,y),(x+w,y+h),(0,0,255),2)</text:p>
      <text:p text:style-name="P1"/>
      <text:p text:style-name="P1"/>
      <text:p text:style-name="P1"/>
      <text:list xml:id="list4872164298473177062" text:style-name="L1">
        <text:list-item>
          <text:p text:style-name="P52"><text:span text:style-name="Strong_20_Emphasis"><text:span text:style-name="T37">Orig:</text:span></text:span><text:span text:style-name="Strong_20_Emphasis"><text:span text:style-name="T27">Input image</text:span></text:span></text:p>
        </text:list-item>
        <text:list-item>
          <text:p text:style-name="P51"><text:span text:style-name="Strong_20_Emphasis"><text:span text:style-name="T1">(x,y)</text:span></text:span> : Vertex of the rectangle. </text:p>
        </text:list-item>
        <text:list-item>
          <text:p text:style-name="P51"><text:span text:style-name="Strong_20_Emphasis"><text:span text:style-name="T1">(x+w,y+h)</text:span></text:span> : Vertex of the rectangle opposite to <text:span text:style-name="Source_20_Text">pt1</text:span> . </text:p>
        </text:list-item>
        <text:list-item>
          <text:p text:style-name="P51"><text:span text:style-name="Strong_20_Emphasis"><text:span text:style-name="T1">(0,0,255)</text:span></text:span> :Rectangle color or brightness (grayscale image). </text:p>
        </text:list-item>
        <text:list-item>
          <text:p text:style-name="P51"><text:span text:style-name="T26">2:</text:span>Thickness of lines that make up the rectangle. Negative values, like <text:span text:style-name="Source_20_Text">CV_FILLED</text:span> , mean that the function has to draw a filled rectangle. </text:p>
        </text:list-item>
      </text:list>
      <text:p text:style-name="P50"/>
      <text:p text:style-name="P50"/>
      <text:p text:style-name="P50"/>
      <text:p text:style-name="P50"/>
      <text:p text:style-name="P56">apply non-maxima suppression to the bounding boxes</text:p>
      <text:p text:style-name="P49"/>
      <text:p text:style-name="P20"><text:s text:c="4"/><text:span text:style-name="T38">rects = np.array([[x, y, x + w, y + h] for (x, y, w, h) in rects])</text:span></text:p>
      <text:p text:style-name="P24"><text:tab/>pick = non_max_suppression(rects, probs=None, overlapThresh=0.65)</text:p>
      <text:p text:style-name="P24"><text:s/></text:p>
      <text:p text:style-name="P24"><text:tab/># draw the final bounding boxes</text:p>
      <text:p text:style-name="P24"><text:tab/>for (xA, yA, xB, yB) in pick:</text:p>
      <text:p text:style-name="P24"><text:tab/><text:tab/>cv2.rectangle(image, (xA, yA), (xB, yB), (0, 255, 0), 2)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34">------------------------------------------------------------------------------------------------------------------------</text:p>
      <text:p text:style-name="P44"><text:span text:style-name="T2">Step </text:span><text:span text:style-name="T4">8</text:span></text:p>
      <text:p text:style-name="P1"><text:s/><text:tab/>Next is to display the ouput frame.</text:p>
      <text:p text:style-name="P16"/>
      <text:p text:style-name="P18"><text:s text:c="4"/>cv2.imshow('output', frame)</text:p>
      <text:p text:style-name="P1"/>
      <text:p text:style-name="P4"><text:soft-page-break/><text:tab/>This is a cv2 function used to display the image. It also takes two arguments: the first one is the name of the window that will pop-up to show the picture and the second one is the image you want to display.</text:p>
      <text:p text:style-name="P6"><text:span text:style-name="T17">------------------------------------------------------------------------------------------------------------------------</text:span> <text:s text:c="4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6"><text:span text:style-name="T18">------------------------------------------------------------------------------------------------------------------------</text:span><text:span text:style-name="T2">Step </text:span><text:span text:style-name="T4">9</text:span></text:p>
      <text:p text:style-name="P14"><text:s/></text:p>
      <text:p text:style-name="P47"><text:tab/>To escape from while loop we use a key interrupt,Once the ‘esc’ is pressed the the loop get break.ASCII value of esc is 27 in decimal and OpenCV wait for a cycle <text:s/>for keypress.</text:p>
      <text:p text:style-name="P18"><text:s/></text:p>
      <text:p text:style-name="P18"><text:s text:c="4"/>if cv2.waitKey(1) == 27:</text:p>
      <text:p text:style-name="P18"><text:s text:c="8"/>break</text:p>
      <text:p text:style-name="P35">------------------------------------------------------------------------------------------------------------------------</text:p>
      <text:p text:style-name="P45"><text:span text:style-name="T2">Step </text:span><text:span text:style-name="T5">10</text:span></text:p>
      <text:p text:style-name="P15"/>
      <text:p text:style-name="P1"><text:tab/>De-allocate any associated memory <text:s/><text:span text:style-name="T28">or device </text:span>usage.</text:p>
      <text:p text:style-name="P1"/>
      <text:p text:style-name="P27"><text:span text:style-name="T10">cap.release() <text:tab/><text:tab/><text:tab/></text:span><text:span text:style-name="T11">-&gt;</text:span><text:span text:style-name="T20">This <text:s/></text:span><text:span text:style-name="T11">will relase the camera allocated for our project.</text:span></text:p>
      <text:p text:style-name="P5"><text:span text:style-name="T9">cv2.destroyAllWindows()<text:tab/></text:span><text:span text:style-name="T19">-</text:span><text:span text:style-name="T16">&gt;</text:span>This simply destroys all the windows we created <text:span text:style-name="T29">using <text:tab/><text:tab/><text:tab/><text:tab/><text:tab/><text:tab/> <text:s text:c="4"/></text:span>cv2.imshow(window_name, image)</text:p>
      <text:p text:style-name="P36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01:15:45.015522167</meta:creation-date>
    <dc:date>2018-11-24T14:22:02.961234363</dc:date>
    <meta:editing-duration>PT1H16M58S</meta:editing-duration>
    <meta:editing-cycles>41</meta:editing-cycles>
    <meta:generator>LibreOffice/5.1.6.2$Linux_X86_64 LibreOffice_project/10m0$Build-2</meta:generator>
    <meta:document-statistic meta:table-count="0" meta:image-count="0" meta:object-count="0" meta:page-count="3" meta:paragraph-count="70" meta:word-count="449" meta:character-count="4489" meta:non-whitespace-character-count="4014"/>
  </office:meta>
</office:document-meta>
</file>